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000000020000000200CFE84DFCE318485.gif" manifest:media-type="image/gif"/>
  <manifest:file-entry manifest:full-path="Pictures/100002010000008000000080DCB99C313D714EC5.png" manifest:media-type="image/png"/>
  <manifest:file-entry manifest:full-path="Pictures/100002010000008000000080BAA3F1E4C51F47D3.png" manifest:media-type="image/png"/>
  <manifest:file-entry manifest:full-path="Pictures/100002010000008000000080CF0FF6E0059717F1.png" manifest:media-type="image/png"/>
  <manifest:file-entry manifest:full-path="Pictures/100002010000012C0000012CDA3E8E737C4F214E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ca031" officeooo:paragraph-rsid="00211479"/>
    </style:style>
    <style:style style:name="T1" style:family="text">
      <style:text-properties officeooo:rsid="0020396e"/>
    </style:style>
    <style:style style:name="fr1" style:family="graphic" style:parent-style-name="Graphics">
      <style:graphic-properties style:vertical-pos="top" style:vertical-rel="text" style:horizontal-pos="from-left" style:horizontal-rel="paragraph" fo:padding="0.0201in" fo:border="none" style:shadow="#808080 0.0693in 0.0693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.54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a xlink:type="simple" xlink:href="http://ckeditor.com"><draw:frame draw:style-name="fr5" draw:name="Image1" text:anchor-type="as-char" svg:y="-0.522in" svg:width="0.522in" svg:height="0.522in" draw:z-index="0"><draw:image xlink:href="Pictures/100002010000012C0000012CDA3E8E737C4F214E.png" xlink:type="simple" xlink:show="embed" xlink:actuate="onLoad" loext:mime-type="image/png"/></draw:frame></draw:a></text:p>
      <text:p text:style-name="P1"><draw:frame draw:style-name="fr1" draw:name="Image5" text:anchor-type="as-char" svg:width="1.1327in" svg:height="1.1327in" draw:z-index="4"><draw:image xlink:href="Pictures/100002010000008000000080CF0FF6E0059717F1.png" xlink:type="simple" xlink:show="embed" xlink:actuate="onLoad" loext:mime-type="image/png"/></draw:frame></text:p>
      <text:p text:style-name="P1"><draw:frame draw:style-name="fr3" draw:name="Image3" text:anchor-type="as-char" svg:width="1.1327in" svg:height="1.1327in" draw:z-index="2"><draw:image xlink:href="Pictures/100002010000008000000080DCB99C313D714EC5.png" xlink:type="simple" xlink:show="embed" xlink:actuate="onLoad" loext:mime-type="image/png"/></draw:frame></text:p>
      <text:p text:style-name="P1"><draw:frame draw:style-name="fr4" draw:name="Image2" text:anchor-type="as-char" svg:y="-0.2835in" svg:width="0.2835in" svg:height="0.2835in" draw:z-index="1" draw:transform="translate (-0.141732283464567in 0.141732283464567in) rotate (0.523598775598299) translate (0.141732283464567in -0.141732283464567in)"><draw:image xlink:href="Pictures/1000020000000020000000200CFE84DFCE318485.gif" xlink:type="simple" xlink:show="embed" xlink:actuate="onLoad" loext:mime-type="image/gif"/></draw:frame></text:p>
      <text:p text:style-name="P1"><draw:frame draw:style-name="fr2" draw:name="Image4" text:anchor-type="as-char" svg:y="-1.1327in" svg:width="0.5902in" svg:height="1.1327in" draw:z-index="3"><draw:image xlink:href="Pictures/100002010000008000000080BAA3F1E4C51F47D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4T15:01:39.229317190</meta:creation-date>
    <dc:date>2019-11-04T16:13:58.312348616</dc:date>
    <meta:editing-duration>PT1H1M59S</meta:editing-duration>
    <meta:editing-cycles>6</meta:editing-cycles>
    <meta:generator>LibreOffice/6.3.2.2$MacOSX_X86_64 LibreOffice_project/98b30e735bda24bc04ab42594c85f7fd8be07b9c</meta:generator>
    <meta:document-statistic meta:table-count="0" meta:image-count="5" meta:object-count="0" meta:page-count="1" meta:paragraph-count="5" meta:word-count="0" meta:character-count="0" meta:non-whitespace-character-count="0"/>
  </office:meta>
</office:document-meta>
</file>